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.</text:span> Build a baseline model <text:span text:style-name="Strong_20_Emphasis">(5 marks) </text:span></text:p>
      <text:p text:style-name="Text_20_body">Use the Keras library to build a neural network with the following:</text:p>
      <text:p text:style-name="Text_20_body">- One hidden layer of 10 nodes, and a ReLU activation function</text:p>
      <text:p text:style-name="Text_20_body">- Use the <text:span text:style-name="Strong_20_Emphasis">adam</text:span> optimizer and the <text:span text:style-name="Strong_20_Emphasis">mean squared error </text:span>as the loss function.</text:p>
      <text:p text:style-name="Text_20_body">1. Randomly split the data into a training and test sets by holding 30% of the data for testing. You can use the <text:a xlink:type="simple" xlink:href="https://scikit-learn.org/stable/modules/generated/sklearn.model_selection.train_test_split.html" office:target-frame-name="_blank" xlink:show="new" text:style-name="Internet_20_link" text:visited-style-name="Visited_20_Internet_20_Link"><text:span text:style-name="Strong_20_Emphasis">train_test_split</text:span></text:a>helper function from Scikit-learn.</text:p>
      <text:p text:style-name="Text_20_body">2. Train the model on the training data using <text:span text:style-name="Strong_20_Emphasis">50 epochs</text:span>.</text:p>
      <text:p text:style-name="Text_20_body">3. Evaluate the model on the test data and compute the mean squared error between the predicted concrete strength and the actual concrete strength. You can use the <text:span text:style-name="Strong_20_Emphasis">mean_squared_error </text:span>function from Scikit-learn.</text:p>
      <text:p text:style-name="Text_20_body">4. Repeat steps 1 - 3, <text:span text:style-name="Strong_20_Emphasis">50 times</text:span>, i.e., create a list of <text:span text:style-name="Strong_20_Emphasis">50</text:span> mean squared errors.</text:p>
      <text:p text:style-name="Text_20_body">5. Report the <text:span text:style-name="Strong_20_Emphasis">mean and the standard deviation of the mean squared errors.</text:span></text:p>
      <text:p text:style-name="Text_20_body">Submit your Jupyter Notebook with your code and comments.</text:p>
      <text:p text:style-name="Standard"/>
      <text:p text:style-name="Standard"/>
      <text:p text:style-name="Text_20_body"><text:span text:style-name="Strong_20_Emphasis">B. </text:span>Normalize the data <text:span text:style-name="Strong_20_Emphasis">(5 marks) </text:span></text:p>
      <text:section text:style-name="Sect1" text:name="prompt-CVJIsl0vxXbjBFKLfwzpcc">
        <text:p text:style-name="Text_20_body">Repeat Part A <text:span text:style-name="Strong_20_Emphasis">but use a normalized version of the data</text:span>. Recall that one way to normalize the data is by subtracting the mean from the individual predictors and dividing by the standard deviation.</text:p>
        <text:p text:style-name="Text_20_body"><text:span text:style-name="Strong_20_Emphasis">How does the mean of the mean squared errors compare to that from Step A?</text:span></text:p>
      </text:section>
      <text:p text:style-name="Standard">Upload File</text:p>
      <text:p text:style-name="Standard"/>
      <text:p text:style-name="Standard"/>
      <text:p text:style-name="Standard"/>
      <text:p text:style-name="Text_20_body"><text:span text:style-name="Strong_20_Emphasis">C. </text:span>Increate the number of epochs <text:span text:style-name="Strong_20_Emphasis">(5 marks)</text:span></text:p>
      <text:p text:style-name="Text_20_body">Repeat Part B <text:span text:style-name="Strong_20_Emphasis">but use 100 epochs this time for training</text:span>.</text:p>
      <text:p text:style-name="Text_20_body"><text:span text:style-name="Strong_20_Emphasis">How does the mean of the mean squared errors compare to that from Step B?</text:span></text:p>
      <text:p text:style-name="Standard"/>
      <text:p text:style-name="Standard"/>
      <text:p text:style-name="Text_20_body"><text:span text:style-name="Strong_20_Emphasis">D.</text:span> Increase the number of hidden layers <text:span text:style-name="Strong_20_Emphasis">(5 marks)</text:span></text:p>
      <text:p text:style-name="Text_20_body">Repeat part B but use a neural network with the following instead:</text:p>
      <text:p text:style-name="Text_20_body">- Three hidden layers, each of 10 nodes and ReLU activation function.</text:p>
      <text:p text:style-name="Text_20_body"><text:span text:style-name="Strong_20_Emphasis">How does the mean of the mean squared errors compare to that from Step B?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14:41.107499181</meta:creation-date>
    <dc:date>2023-05-20T20:18:05.339754747</dc:date>
    <meta:editing-duration>PT3M25S</meta:editing-duration>
    <meta:editing-cycles>1</meta:editing-cycles>
    <meta:document-statistic meta:table-count="0" meta:image-count="0" meta:object-count="0" meta:page-count="1" meta:paragraph-count="21" meta:word-count="293" meta:character-count="1615" meta:non-whitespace-character-count="1341"/>
    <meta:generator>LibreOffice/7.3.7.2$Linux_X86_64 LibreOffice_project/30$Build-2</meta:generator>
  </office:meta>
</office:document-meta>
</file>